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0.035cm solid #000000" fo:padding="0.05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05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odor Sarca</meta:initial-creator>
    <meta:creation-date>2013-01-22T14:10:31</meta:creation-date>
    <meta:editing-cycles>4</meta:editing-cycles>
    <meta:editing-duration>PT7M55S</meta:editing-duration>
    <dc:title>Document03</dc:title>
    <dc:date>2017-11-03T12:43:56.99</dc:date>
    <meta:generator>OpenOffice/4.1.3$Win32 OpenOffice.org_project/413m1$Build-9783</meta:generator>
    <meta:document-statistic meta:table-count="0" meta:image-count="0" meta:object-count="0" meta:page-count="20" meta:paragraph-count="1" meta:word-count="1" meta:character-count="11"/>
  </office:meta>
</office:document-meta>
</file>